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2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2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0464" calcext:value-type="float">
            <text:p>29.5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704" calcext:value-type="float">
            <text:p>29.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20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2176" calcext:value-type="float">
            <text:p>29.3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4744" calcext:value-type="float">
            <text:p>29.0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1216" calcext:value-type="float">
            <text:p>28.7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5976" calcext:value-type="float">
            <text:p>28.5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13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3408" calcext:value-type="float">
            <text:p>28.8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12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1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2552" calcext:value-type="float">
            <text:p>28.9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1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272" calcext:value-type="float">
            <text:p>29.3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0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696" calcext:value-type="float">
            <text:p>29.0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07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0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512" calcext:value-type="float">
            <text:p>28.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0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0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03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6832" calcext:value-type="float">
            <text:p>28.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01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0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2072" calcext:value-type="float">
            <text:p>28.6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200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9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9024" calcext:value-type="float">
            <text:p>28.5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9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456" calcext:value-type="float">
            <text:p>28.8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9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9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3872" calcext:value-type="float">
            <text:p>28.69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93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10864" calcext:value-type="float">
            <text:p>29.0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9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45432" calcext:value-type="float">
            <text:p>29.7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9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85768" calcext:value-type="float">
            <text:p>29.3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8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6144" calcext:value-type="float">
            <text:p>29.3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8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2344" calcext:value-type="float">
            <text:p>29.42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8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30904" calcext:value-type="float">
            <text:p>29.33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8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6748" calcext:value-type="float">
            <text:p>29.3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82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8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6184" calcext:value-type="float">
            <text:p>29.6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8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62552" calcext:value-type="float">
            <text:p>29.5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7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711904" calcext:value-type="float">
            <text:p>29.7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7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99712" calcext:value-type="float">
            <text:p>29.6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3804" calcext:value-type="float">
            <text:p>30.0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89272" calcext:value-type="float">
            <text:p>29.9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7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188" calcext:value-type="float">
            <text:p>30.28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73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41088" calcext:value-type="float">
            <text:p>30.0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7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7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6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28" calcext:value-type="float">
            <text:p>30.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57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</text:p>
          </table:table-cell>
          <table:table-cell office:value-type="string" calcext:value-type="string">
            <text:p>NHP-WC-006</text:p>
          </table:table-cell>
          <table:table-cell office:value-type="string" calcext:value-type="string">
            <text:p>1957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6" meta:object-count="0"/>
    <meta:user-defined meta:name="AppVersion">3.0</meta:user-defined>
  </office:meta>
</office:document-meta>
</file>